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5cm"/>
      <style:paragraph-properties style:writing-mode="lr-tb"/>
    </style:style>
    <style:style style:name="gr2" style:family="graphic" style:parent-style-name="standard">
      <style:graphic-properties draw:fill="none" draw:textarea-horizontal-align="justify" draw:textarea-vertical-align="middle" draw:auto-grow-height="false" fo:min-height="1.194cm" fo:min-width="2.644cm"/>
      <style:paragraph-properties style:writing-mode="lr-tb"/>
    </style:style>
    <style:style style:name="gr3" style:family="graphic" style:parent-style-name="objectwithoutfill">
      <style:graphic-properties draw:marker-end="Arrow" draw:marker-end-width="0.3cm" draw:fill="solid" draw:textarea-vertical-align="top"/>
      <style:paragraph-properties style:writing-mode="lr-tb"/>
    </style:style>
    <style:style style:name="gr4" style:family="graphic" style:parent-style-name="objectwithoutfill">
      <style:graphic-properties draw:marker-end="Arrow" draw:marker-end-width="0.3cm" draw:fill="solid" draw:textarea-vertical-align="bottom"/>
      <style:paragraph-properties style:writing-mode="lr-tb"/>
    </style:style>
    <style:style style:name="gr5" style:family="graphic" style:parent-style-name="objectwithoutfill">
      <style:graphic-properties draw:marker-end="Arrow" draw:marker-end-width="0.3cm" draw:fill="solid" draw:textarea-vertical-align="middle"/>
    </style:style>
    <style:style style:name="gr6" style:family="graphic" style:parent-style-name="standard">
      <style:graphic-properties draw:stroke="none" svg:stroke-color="#000000" draw:fill="none" draw:fill-color="#ffffff" fo:min-height="0.85cm"/>
      <style:paragraph-properties style:writing-mode="lr-tb"/>
    </style:style>
    <style:style style:name="gr7" style:family="graphic" style:parent-style-name="standard">
      <style:graphic-properties draw:stroke="none" svg:stroke-color="#000000" draw:fill="none" draw:fill-color="#ffffff" fo:min-height="1.05cm"/>
      <style:paragraph-properties style:writing-mode="lr-tb"/>
    </style:style>
    <style:style style:name="gr8" style:family="graphic" style:parent-style-name="standard">
      <style:graphic-properties draw:fill="none" draw:textarea-horizontal-align="justify" draw:textarea-vertical-align="middle" draw:auto-grow-height="false" fo:min-height="1.194cm" fo:min-width="3.944cm"/>
      <style:paragraph-properties style:writing-mode="lr-tb"/>
    </style:style>
    <style:style style:name="gr9" style:family="graphic" style:parent-style-name="standard">
      <style:graphic-properties draw:fill="none" draw:textarea-horizontal-align="justify" draw:textarea-vertical-align="middle" draw:auto-grow-height="false" fo:min-height="1.466cm" fo:min-width="3.316cm"/>
      <style:paragraph-properties style:writing-mode="lr-tb"/>
    </style:style>
    <style:style style:name="gr10" style:family="graphic" style:parent-style-name="standard">
      <style:graphic-properties draw:fill="none" draw:textarea-horizontal-align="justify" draw:textarea-vertical-align="middle" draw:auto-grow-height="false" fo:min-height="1.327cm" fo:min-width="2.923cm"/>
      <style:paragraph-properties style:writing-mode="lr-tb"/>
    </style:style>
    <style:style style:name="gr11" style:family="graphic" style:parent-style-name="standard">
      <style:graphic-properties draw:fill="none" draw:textarea-horizontal-align="justify" draw:textarea-vertical-align="middle" draw:auto-grow-height="false" fo:min-height="0.967cm" fo:min-width="2.622cm"/>
      <style:paragraph-properties style:writing-mode="lr-tb"/>
    </style:style>
    <style:style style:name="gr12" style:family="graphic" style:parent-style-name="standard">
      <style:graphic-properties draw:fill="none" draw:textarea-horizontal-align="justify" draw:textarea-vertical-align="middle" draw:auto-grow-height="false" fo:min-height="1.646cm" fo:min-width="2.896cm"/>
      <style:paragraph-properties style:writing-mode="lr-tb"/>
    </style:style>
    <style:style style:name="gr13" style:family="graphic" style:parent-style-name="standard">
      <style:graphic-properties draw:fill="none" draw:textarea-horizontal-align="justify" draw:textarea-vertical-align="middle" draw:auto-grow-height="false" fo:min-height="1.014cm" fo:min-width="2.564cm"/>
      <style:paragraph-properties style:writing-mode="lr-tb"/>
    </style:style>
    <style:style style:name="gr14" style:family="graphic" style:parent-style-name="standard">
      <style:graphic-properties draw:fill="none" draw:textarea-horizontal-align="justify" draw:textarea-vertical-align="middle" draw:auto-grow-height="false" fo:min-height="1.057cm" fo:min-width="2.66cm"/>
      <style:paragraph-properties style:writing-mode="lr-tb"/>
    </style:style>
    <style:style style:name="gr15" style:family="graphic" style:parent-style-name="objectwithoutfill">
      <style:graphic-properties draw:marker-end="Arrow" draw:marker-end-width="0.3cm" draw:fill="solid" draw:textarea-vertical-align="middle"/>
      <style:paragraph-properties style:writing-mode="lr-tb"/>
    </style:style>
    <style:style style:name="gr16" style:family="graphic" style:parent-style-name="objectwithoutfill">
      <style:graphic-properties draw:marker-end="Arrow" draw:marker-end-width="0.3cm" draw:fill="solid" draw:textarea-vertical-align="bottom"/>
    </style:style>
    <style:style style:name="gr17" style:family="graphic" style:parent-style-name="standard">
      <style:graphic-properties draw:stroke="none" svg:stroke-color="#000000" draw:fill="none" draw:fill-color="#ffffff" fo:min-height="6.982cm"/>
      <style:paragraph-properties style:writing-mode="lr-tb"/>
    </style:style>
    <style:style style:name="gr18" style:family="graphic" style:parent-style-name="standard">
      <style:graphic-properties draw:stroke="none" svg:stroke-color="#000000" draw:fill="none" draw:fill-color="#ffffff" fo:min-height="0.656cm"/>
      <style:paragraph-properties style:writing-mode="lr-tb"/>
    </style:style>
    <style:style style:name="gr19" style:family="graphic" style:parent-style-name="standard" style:list-style-name="L1">
      <style:graphic-properties draw:stroke="none" svg:stroke-color="#000000" draw:fill="none" draw:fill-color="#ffffff" fo:min-height="1.55cm"/>
      <style:paragraph-properties style:writing-mode="lr-tb"/>
    </style:style>
    <style:style style:name="gr20" style:family="graphic" style:parent-style-name="standard" style:list-style-name="L1">
      <style:graphic-properties draw:stroke="none" svg:stroke-color="#000000" draw:fill="none" draw:fill-color="#ffffff" fo:min-height="1.35cm"/>
      <style:paragraph-properties style:writing-mode="lr-tb"/>
    </style:style>
    <style:style style:name="gr21" style:family="graphic" style:parent-style-name="standard" style:list-style-name="L1">
      <style:graphic-properties draw:stroke="none" svg:stroke-color="#000000" draw:fill="none" draw:fill-color="#ffffff" fo:min-height="2.221cm"/>
      <style:paragraph-properties style:writing-mode="lr-tb"/>
    </style:style>
    <style:style style:name="gr22" style:family="graphic" style:parent-style-name="standard" style:list-style-name="L1">
      <style:graphic-properties draw:stroke="none" svg:stroke-color="#000000" draw:fill="none" draw:fill-color="#ffffff" fo:min-height="1.111cm"/>
      <style:paragraph-properties style:writing-mode="lr-tb"/>
    </style:style>
    <style:style style:name="gr23" style:family="graphic" style:parent-style-name="standard">
      <style:graphic-properties draw:stroke="none" svg:stroke-color="#000000" draw:fill="none" draw:fill-color="#ffffff" fo:min-height="1.666cm"/>
      <style:paragraph-properties style:writing-mode="lr-tb"/>
    </style:style>
    <style:style style:name="gr24" style:family="graphic" style:parent-style-name="standard" style:list-style-name="L1">
      <style:graphic-properties draw:stroke="none" svg:stroke-color="#000000" draw:fill="none" draw:fill-color="#ffffff" fo:min-height="0.75cm"/>
      <style:paragraph-properties style:writing-mode="lr-tb"/>
    </style:style>
    <style:style style:name="gr25" style:family="graphic" style:parent-style-name="standard" style:list-style-name="L1">
      <style:graphic-properties draw:stroke="none" svg:stroke-color="#000000" draw:fill="none" draw:fill-color="#ffffff" fo:min-height="1.111cm"/>
      <style:paragraph-properties style:writing-mode="lr-tb"/>
    </style:style>
    <style:style style:name="gr26" style:family="graphic" style:parent-style-name="objectwithoutfill">
      <style:graphic-properties draw:fill="solid" draw:textarea-vertical-align="middle"/>
    </style:style>
    <style:style style:name="gr27" style:family="graphic" style:parent-style-name="standard">
      <style:graphic-properties draw:stroke="dash" draw:stroke-dash="Long_20_Dot" svg:stroke-width="0.081cm" draw:marker-start-width="0.321cm" draw:marker-end-width="0.321cm" draw:fill="none" draw:textarea-horizontal-align="justify" draw:textarea-vertical-align="middle" draw:auto-grow-height="false" fo:min-height="17.076cm" fo:min-width="22.226cm" fo:padding-top="0.165cm" fo:padding-bottom="0.165cm" fo:padding-left="0.29cm" fo:padding-right="0.29cm"/>
    </style:style>
    <style:style style:name="gr28" style:family="graphic" style:parent-style-name="standard" style:list-style-name="L1">
      <style:graphic-properties draw:stroke="none" svg:stroke-color="#000000" draw:fill="none" draw:fill-color="#ffffff" fo:min-height="1.666cm"/>
      <style:paragraph-properties style:writing-mode="lr-tb"/>
    </style:style>
    <style:style style:name="gr29" style:family="graphic" style:parent-style-name="standard">
      <style:graphic-properties draw:stroke="none" svg:stroke-color="#000000" draw:fill="none" draw:fill-color="#ffffff" fo:min-height="2.776cm"/>
      <style:paragraph-properties style:writing-mode="lr-tb"/>
    </style:style>
    <style:style style:name="gr30" style:family="graphic" style:parent-style-name="standard">
      <style:graphic-properties draw:stroke="none" svg:stroke-color="#000000" draw:fill="none" draw:fill-color="#ffffff" fo:min-height="1.111cm"/>
      <style:paragraph-properties style:writing-mode="lr-tb"/>
    </style:style>
    <style:style style:name="gr31" style:family="graphic" style:parent-style-name="standard">
      <style:graphic-properties draw:stroke="none" svg:stroke-color="#000000" draw:fill="none" draw:fill-color="#ffffff" fo:min-height="1.85cm"/>
      <style:paragraph-properties style:writing-mode="lr-tb"/>
    </style:style>
    <style:style style:name="gr32" style:family="graphic" style:parent-style-name="standard">
      <style:graphic-properties draw:stroke="none" svg:stroke-color="#000000" draw:fill="none" draw:fill-color="#ffffff" fo:min-height="1.45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fo:text-align="center" style:writing-mode="lr-tb"/>
    </style:style>
    <style:style style:name="P3" style:family="paragraph">
      <loext:graphic-properties draw:fill="none"/>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solid"/>
      <style:paragraph-properties fo:margin-left="0cm" fo:margin-right="0cm" fo:margin-top="0cm" fo:margin-bottom="0cm" fo:line-height="100%" fo:text-align="center" fo:text-indent="0cm" style:writing-mode="lr-tb"/>
      <style:text-properties fo:font-size="16pt" style:font-size-asian="16pt" style:font-size-complex="16pt"/>
    </style:style>
    <style:style style:name="P6" style:family="paragraph">
      <style:paragraph-properties fo:text-align="center"/>
    </style:style>
    <style:style style:name="P7" style:family="paragraph">
      <loext:graphic-properties draw:fill="solid"/>
      <style:paragraph-properties fo:text-align="center" style:writing-mode="lr-tb"/>
      <style:text-properties fo:font-size="16pt" style:font-size-asian="16pt" style:font-size-complex="16pt"/>
    </style:style>
    <style:style style:name="P8" style:family="paragraph">
      <loext:graphic-properties draw:fill="solid"/>
      <style:paragraph-properties fo:text-align="center"/>
    </style:style>
    <style:style style:name="P9" style:family="paragraph">
      <loext:graphic-properties draw:fill="none" draw:fill-color="#ffffff"/>
      <style:paragraph-properties style:writing-mode="lr-tb"/>
      <style:text-properties fo:font-size="16pt"/>
    </style:style>
    <style:style style:name="P10" style:family="paragraph">
      <style:paragraph-properties fo:text-align="center" style:writing-mode="lr-tb"/>
      <style:text-properties fo:font-size="16pt" style:font-size-asian="16pt" style:font-size-complex="16pt"/>
    </style:style>
    <style:style style:name="P11" style:family="paragraph">
      <loext:graphic-properties draw:fill="none"/>
      <style:paragraph-properties fo:text-align="center" style:writing-mode="lr-tb"/>
      <style:text-properties fo:font-size="16pt" style:font-size-asian="16pt" style:font-size-complex="16pt"/>
    </style:style>
    <style:style style:name="P12" style:family="paragraph">
      <style:paragraph-properties fo:text-align="center" style:writing-mode="lr-tb"/>
      <style:text-properties fo:font-size="16pt" fo:font-weight="bold" style:font-size-asian="16pt" style:font-weight-asian="bold" style:font-size-complex="16pt" style:font-weight-complex="bold"/>
    </style:style>
    <style:style style:name="P13" style:family="paragraph">
      <loext:graphic-properties draw:fill="none"/>
      <style:paragraph-properties fo:text-align="center" style:writing-mode="lr-tb"/>
      <style:text-properties fo:font-size="16pt" fo:font-weight="bold" style:font-size-asian="16pt" style:font-weight-asian="bold" style:font-size-complex="16pt" style:font-weight-complex="bold"/>
    </style:style>
    <style:style style:name="P14" style:family="paragraph">
      <loext:graphic-properties draw:fill="solid"/>
      <style:paragraph-properties fo:text-align="center" style:writing-mode="lr-tb"/>
      <style:text-properties fo:font-size="14pt" style:font-size-asian="14pt" style:font-size-complex="14pt"/>
    </style:style>
    <style:style style:name="P15" style:family="paragraph">
      <loext:graphic-properties draw:fill="none" draw:fill-color="#ffffff"/>
      <style:paragraph-properties style:writing-mode="lr-tb"/>
      <style:text-properties fo:font-size="14pt" style:font-size-asian="14pt" style:font-size-complex="14pt"/>
    </style:style>
    <style:style style:name="P16" style:family="paragraph">
      <loext:graphic-properties draw:fill="solid"/>
      <style:paragraph-properties fo:text-align="start" style:writing-mode="lr-tb"/>
      <style:text-properties fo:font-size="14pt" style:font-size-asian="14pt" style:font-size-complex="14pt"/>
    </style:style>
    <style:style style:name="P17" style:family="paragraph">
      <style:paragraph-properties fo:margin-left="0cm" fo:margin-right="0cm" fo:margin-top="0cm" fo:margin-bottom="0cm" fo:line-height="100%" fo:text-align="start" fo:text-indent="0cm"/>
    </style:style>
    <style:style style:name="P18" style:family="paragraph">
      <loext:graphic-properties draw:fill="none" draw:fill-color="#ffffff"/>
      <style:paragraph-properties fo:margin-left="0cm" fo:margin-right="0cm" fo:margin-top="0cm" fo:margin-bottom="0cm" fo:line-height="100%" fo:text-align="start" fo:text-indent="0cm" style:writing-mode="lr-tb"/>
      <style:text-properties fo:font-size="14pt" style:font-size-asian="14pt" style:font-size-complex="14pt"/>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20" style:family="paragraph">
      <loext:graphic-properties draw:fill="none"/>
      <style:paragraph-properties fo:text-align="center"/>
    </style:style>
    <style:style style:name="P21" style:family="paragraph">
      <loext:graphic-properties draw:fill="solid"/>
      <style:paragraph-properties fo:text-align="center" style:writing-mode="lr-tb"/>
    </style:style>
    <style:style style:name="P22" style:family="paragraph">
      <style:paragraph-properties fo:text-align="center" style:writing-mode="lr-tb"/>
      <style:text-properties fo:font-size="16pt" fo:font-weight="normal" style:font-size-asian="16pt" style:font-weight-asian="normal" style:font-size-complex="16pt" style:font-weight-complex="normal"/>
    </style:style>
    <style:style style:name="P23" style:family="paragraph">
      <loext:graphic-properties draw:fill="none"/>
      <style:paragraph-properties fo:text-align="center" style:writing-mode="lr-tb"/>
      <style:text-properties fo:font-size="16pt" fo:font-weight="normal" style:font-size-asian="16pt" style:font-weight-asian="normal" style:font-size-complex="16pt" style:font-weight-complex="normal"/>
    </style:style>
    <style:style style:name="T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 style:family="text">
      <style:text-properties fo:font-size="16pt" style:font-size-asian="16pt" style:font-size-complex="16pt"/>
    </style:style>
    <style:style style:name="T3" style:family="text">
      <style:text-properties fo:font-size="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4pt" style:font-size-asian="14pt" style:font-size-complex="14pt"/>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7cm" svg:height="1.4cm" svg:x="2.3cm" svg:y="1.7cm">
          <draw:text-box>
            <text:p>Boiler Heater</text:p>
          </draw:text-box>
        </draw:frame>
        <draw:custom-shape draw:style-name="gr2" draw:text-style-name="P3" xml:id="id1" draw:id="id1" draw:layer="layout" svg:width="3.3cm" svg:height="1.6cm" svg:x="2.686cm" svg:y="5.5cm">
          <text:p text:style-name="P2">En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3.3cm" svg:height="1.6cm" svg:x="13.587cm" svg:y="5.501cm">
          <text:p text:style-name="P2">Dis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5" draw:layer="layout" draw:line-skew="-0.899cm" svg:x1="4.336cm" svg:y1="5.5cm" svg:x2="15.237cm" svg:y2="5.501cm" draw:start-shape="id1" draw:start-glue-point="0" draw:end-shape="id2" draw:end-glue-point="0" svg:d="M4336 5500v-1400h10901v1401" svg:viewBox="0 0 10902 1402">
          <text:p text:style-name="P4"><text:span text:style-name="T1">Water level low | standby | </text:span></text:p>
          <text:p text:style-name="P4"><text:span text:style-name="T1">Boiler temp sensor error |</text:span></text:p>
          <text:p text:style-name="P4"><text:span text:style-name="T1">Boiler fill probe error</text:span></text:p>
        </draw:connector>
        <draw:connector draw:style-name="gr4" draw:text-style-name="P7" draw:layer="layout" draw:line-skew="1.697cm" svg:x1="15.237cm" svg:y1="7.101cm" svg:x2="4.336cm" svg:y2="7.1cm" draw:start-shape="id2" draw:start-glue-point="2" draw:end-shape="id1" svg:d="M15237 7101v2199h-10901v-2200" svg:viewBox="0 0 10902 2201">
          <text:p text:style-name="P6"><text:span text:style-name="T2">Water level sufficiently high <text:s/>&amp; !standby &amp;</text:span></text:p>
          <text:p text:style-name="P6"><text:span text:style-name="T2">!Boiler temp sensor error &amp; </text:span></text:p>
          <text:p text:style-name="P6"><text:span text:style-name="T2">!Boiler fill probe error</text:span></text:p>
        </draw:connector>
        <draw:connector draw:style-name="gr5" draw:text-style-name="P8" draw:layer="layout" draw:type="line" svg:x1="18.9cm" svg:y1="6.339cm" svg:x2="16.887cm" svg:y2="6.301cm" draw:end-shape="id2" draw:end-glue-point="1" svg:d="M18900 6339l-2013-38" svg:viewBox="0 0 2014 39">
          <text:p/>
        </draw:connector>
        <draw:frame draw:style-name="gr6" draw:text-style-name="P1" draw:layer="layout" svg:width="6.9cm" svg:height="1.1cm" svg:x="3.429cm" svg:y="18cm">
          <draw:text-box>
            <text:p>Brewing Unit Heater</text:p>
          </draw:text-box>
        </draw:frame>
        <draw:custom-shape draw:style-name="gr2" draw:text-style-name="P3" xml:id="id3" draw:id="id3" draw:layer="layout" svg:width="3.3cm" svg:height="1.6cm" svg:x="2.515cm" svg:y="20.701cm">
          <text:p text:style-name="P2">En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3.3cm" svg:height="1.6cm" svg:x="13.416cm" svg:y="20.702cm">
          <text:p text:style-name="P2">Dis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7" draw:layer="layout" draw:line-skew="-0.5cm" svg:x1="4.165cm" svg:y1="20.701cm" svg:x2="15.066cm" svg:y2="20.702cm" draw:start-shape="id3" draw:start-glue-point="0" draw:end-shape="id4" draw:end-glue-point="0" svg:d="M4165 20701v-1001h10901v1002" svg:viewBox="0 0 10902 1003">
          <text:p text:style-name="P6"><text:span text:style-name="T2">Standby | BU temp sensor error</text:span></text:p>
        </draw:connector>
        <draw:connector draw:style-name="gr4" draw:text-style-name="P7" draw:layer="layout" draw:line-skew="0.996cm" svg:x1="15.066cm" svg:y1="22.302cm" svg:x2="4.165cm" svg:y2="22.301cm" draw:start-shape="id4" draw:start-glue-point="2" draw:end-shape="id3" svg:d="M15066 22302v1498h-10901v-1499" svg:viewBox="0 0 10902 1500">
          <text:p text:style-name="P6"><text:span text:style-name="T2">!standby &amp; !BU temp sensor error</text:span></text:p>
        </draw:connector>
        <draw:connector draw:style-name="gr5" draw:text-style-name="P8" draw:layer="layout" draw:type="line" svg:x1="1.4cm" svg:y1="21.496cm" svg:x2="2.515cm" svg:y2="21.501cm" draw:end-shape="id3" svg:d="M1400 21496l1115 5" svg:viewBox="0 0 1116 6">
          <text:p/>
        </draw:connector>
      </draw:page>
      <draw:page draw:name="page2" draw:style-name="dp1" draw:master-page-name="Default">
        <draw:frame draw:style-name="gr7" draw:text-style-name="P9" draw:layer="layout" svg:width="5.4cm" svg:height="1.3cm" svg:x="4.7cm" svg:y="1.7cm">
          <draw:text-box>
            <text:p><text:span text:style-name="T3">Distribution</text:span></text:p>
          </draw:text-box>
        </draw:frame>
        <draw:custom-shape draw:style-name="gr8" draw:text-style-name="P11" draw:layer="layout" svg:width="4.6cm" svg:height="1.6cm" svg:x="13.348cm" svg:y="3.5cm">
          <text:p text:style-name="P10"><text:span text:style-name="T2">Error:</text:span></text:p>
          <text:p text:style-name="P10"><text:span text:style-name="T2">H2O Tank emp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1" draw:layer="layout" svg:width="4cm" svg:height="1.9cm" svg:x="20.748cm" svg:y="3.4cm">
          <text:p text:style-name="P10"><text:span text:style-name="T2">Error:</text:span></text:p>
          <text:p text:style-name="P10"><text:span text:style-name="T2">Boiler fill prob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7" draw:id="id7" draw:layer="layout" svg:width="3.593cm" svg:height="1.747cm" svg:x="13.555cm" svg:y="9.153cm">
          <text:p text:style-name="P12"><text:span text:style-name="T4">I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3.252cm" svg:height="1.347cm" svg:x="21.648cm" svg:y="9.353cm">
          <text:p text:style-name="P10"><text:span text:style-name="T2">Refill Bo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xml:id="id6" draw:id="id6" draw:layer="layout" svg:width="3.6cm" svg:height="2.1cm" svg:x="6.148cm" svg:y="8.6cm">
          <text:p text:style-name="P10"><text:span text:style-name="T2">Distribution</text:span></text:p>
          <text:p text:style-name="P10"><text:span text:style-name="T2">Volumetric</text:span></text:p>
          <text:p text:style-name="P10"><text:span text:style-name="T2">Finish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5" draw:id="id5" draw:layer="layout" svg:width="3.2cm" svg:height="1.4cm" svg:x="7.148cm" svg:y="14.6cm">
          <text:p text:style-name="P10"><text:span text:style-name="T2">Distribution</text:span></text:p>
          <text:p text:style-name="P10"><text:span text:style-name="T2">Volumetr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10" draw:id="id10" draw:layer="layout" svg:width="3.3cm" svg:height="1.447cm" svg:x="7.3cm" svg:y="17.053cm">
          <text:p text:style-name="P10"><text:span text:style-name="T2">Distribution</text:span></text:p>
          <text:p text:style-name="P10"><text:span text:style-name="T2">Manu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14" draw:layer="layout" svg:x1="16.948cm" svg:y1="5.2cm" svg:x2="16.848cm" svg:y2="9.1cm">
          <text:p text:style-name="P6"><text:span text:style-name="T5">!Tank_empty ||</text:span></text:p>
          <text:p text:style-name="P6"><text:span text:style-name="T5">standbye</text:span></text:p>
        </draw:line>
        <draw:line draw:style-name="gr4" draw:text-style-name="P14" draw:layer="layout" svg:x1="14.348cm" svg:y1="9.1cm" svg:x2="14.348cm" svg:y2="5.1cm">
          <text:p text:style-name="P6"><text:span text:style-name="T5">Tank_empty</text:span></text:p>
        </draw:line>
        <draw:line draw:style-name="gr3" draw:text-style-name="P14" draw:layer="layout" svg:x1="21.748cm" svg:y1="9.4cm" svg:x2="17.948cm" svg:y2="4.2cm">
          <text:p text:style-name="P6"><text:span text:style-name="T5">Tank empty</text:span></text:p>
        </draw:line>
        <draw:line draw:style-name="gr15" draw:text-style-name="P14" draw:layer="layout" svg:x1="23.348cm" svg:y1="9.4cm" svg:x2="23.348cm" svg:y2="5.3cm">
          <text:p text:style-name="P6"><text:span text:style-name="T5">Refill time </text:span></text:p>
          <text:p text:style-name="P6"><text:span text:style-name="T5">exceeded</text:span></text:p>
        </draw:line>
        <draw:line draw:style-name="gr4" draw:text-style-name="P14" draw:layer="layout" svg:x1="17.248cm" svg:y1="9.5cm" svg:x2="21.748cm" svg:y2="9.6cm">
          <text:p text:style-name="P6"><text:span text:style-name="T5">Boiler empty</text:span></text:p>
        </draw:line>
        <draw:line draw:style-name="gr16" draw:text-style-name="P14" draw:layer="layout" svg:x1="21.648cm" svg:y1="10.6cm" svg:x2="17.148cm" svg:y2="10.6cm">
          <text:p/>
        </draw:line>
        <draw:frame draw:style-name="gr17" draw:text-style-name="P1" draw:layer="layout" svg:width="11.9cm" svg:height="7.232cm" svg:x="1.1cm" svg:y="33.568cm">
          <draw:text-box>
            <text:p>Inputs:</text:p>
            <text:p><text:span text:style-name="T2">Dist_man: manual distribution selected</text:span></text:p>
            <text:p><text:span text:style-name="T2">Dist_vol: volumetric distribution selected</text:span></text:p>
            <text:p><text:span text:style-name="T2">Vol_set reached: set volume has been distributed</text:span></text:p>
            <text:p><text:span text:style-name="T2">Tank empty: Cold water tank empty</text:span></text:p>
            <text:p><text:span text:style-name="T2">Boiler empty: Hot water boiler empty</text:span></text:p>
            <text:p><text:span text:style-name="T2">Button1 long press → toggle Blynk (?)</text:span></text:p>
            <text:p><text:span text:style-name="T2">Button 1 short press → standby</text:span></text:p>
            <text:p><text:span text:style-name="T2">Button 2 long press → cleaning</text:span></text:p>
            <text:p><text:span text:style-name="T2">Button 2 short press → flush (?)</text:span></text:p>
          </draw:text-box>
        </draw:frame>
        <draw:frame draw:style-name="gr18" draw:text-style-name="P15" draw:layer="layout" svg:width="3.5cm" svg:height="0.906cm" draw:transform="rotate (0.265115513377939) translate (6.433cm 4.426cm)">
          <draw:text-box>
            <text:p><text:span text:style-name="T5">Tank empty</text:span></text:p>
          </draw:text-box>
        </draw:frame>
        <draw:connector draw:style-name="gr5" draw:text-style-name="P16" draw:layer="layout" draw:type="curve" svg:x1="8.748cm" svg:y1="14.6cm" svg:x2="7.948cm" svg:y2="10.7cm" draw:start-shape="id5" draw:start-glue-point="0" draw:end-shape="id6" draw:end-glue-point="2" svg:d="M8748 14600c0-2923-800-974-800-3900" svg:viewBox="0 0 801 3901">
          <text:p/>
        </draw:connector>
        <draw:connector draw:style-name="gr16" draw:text-style-name="P14" draw:layer="layout" draw:type="curve" svg:x1="9.748cm" svg:y1="9.65cm" svg:x2="13.555cm" svg:y2="10.026cm" draw:start-shape="id6" draw:start-glue-point="1" draw:end-shape="id7" draw:end-glue-point="3" svg:d="M9748 9650c2856 0 953 376 3807 376" svg:viewBox="0 0 3808 377">
          <text:p/>
        </draw:connector>
        <draw:connector draw:style-name="gr5" draw:text-style-name="P14" draw:layer="layout" draw:type="curve" svg:x1="8.748cm" svg:y1="14.6cm" svg:x2="13.555cm" svg:y2="10.026cm" draw:start-shape="id5" draw:start-glue-point="0" draw:end-shape="id7" draw:end-glue-point="3" svg:d="M8748 14600c0-3050 1602-4574 4807-4574" svg:viewBox="0 0 4808 4575">
          <text:p/>
        </draw:connector>
        <draw:frame draw:style-name="gr19" draw:text-style-name="P18" draw:layer="layout" svg:width="2.7cm" svg:height="1.8cm" svg:x="6.148cm" svg:y="11.5cm">
          <draw:text-box>
            <text:p text:style-name="P17"><text:span text:style-name="T5">Vol_set reached</text:span></text:p>
          </draw:text-box>
        </draw:frame>
        <draw:frame draw:style-name="gr20" draw:text-style-name="P18" draw:layer="layout" svg:width="2.952cm" svg:height="1.6cm" svg:x="9.048cm" svg:y="11.1cm">
          <draw:text-box>
            <text:p text:style-name="P17"><text:span text:style-name="T5">!Dist_vol ||</text:span></text:p>
            <text:p text:style-name="P17"><text:span text:style-name="T5">standby</text:span></text:p>
          </draw:text-box>
        </draw:frame>
        <draw:frame draw:style-name="gr21" draw:text-style-name="P18" draw:layer="layout" svg:width="3.252cm" svg:height="2.471cm" svg:x="9.948cm" svg:y="9cm">
          <draw:text-box>
            <text:p text:style-name="P17"><text:span text:style-name="T5">!Dist_vol ||</text:span></text:p>
            <text:p text:style-name="P17"><text:span text:style-name="T5">standby</text:span></text:p>
          </draw:text-box>
        </draw:frame>
        <draw:connector draw:style-name="gr5" draw:text-style-name="P8" draw:layer="layout" draw:type="curve" svg:x1="6.148cm" svg:y1="9.65cm" svg:x2="6.904cm" svg:y2="5.415cm" draw:start-shape="id6" draw:start-glue-point="3" svg:d="M6148 9650c-751 0-1129-4235 756-4235" svg:viewBox="0 0 1373 4236">
          <text:p/>
        </draw:connector>
        <draw:connector draw:style-name="gr5" draw:text-style-name="P8" draw:layer="layout" draw:type="line" svg:x1="7.148cm" svg:y1="15.3cm" svg:x2="4.029cm" svg:y2="15.351cm" draw:start-shape="id5" draw:start-glue-point="3" svg:d="M7148 15300l-3119 51" svg:viewBox="0 0 3120 52">
          <text:p/>
        </draw:connector>
        <draw:line draw:style-name="gr5" draw:text-style-name="P8" draw:layer="layout" svg:x1="12.1cm" svg:y1="7.8cm" svg:x2="13.6cm" svg:y2="9.3cm">
          <text:p/>
        </draw:line>
        <draw:frame draw:style-name="gr22" draw:text-style-name="P19" draw:layer="layout" svg:width="5.4cm" svg:height="1.361cm" svg:x="16.9cm" svg:y="10cm">
          <draw:text-box>
            <text:p text:style-name="P4"><text:span text:style-name="T5">!Boiler empty || standby</text:span></text:p>
          </draw:text-box>
        </draw:frame>
        <draw:custom-shape draw:style-name="gr13" draw:text-style-name="P11" xml:id="id8" draw:id="id8" draw:layer="layout" svg:width="3.2cm" svg:height="1.4cm" svg:x="17.4cm" svg:y="14.4cm">
          <text:p text:style-name="P10"><text:span text:style-name="T2">Preinfusion</text:span></text:p>
          <text:p text:style-name="P10"><text:span text:style-name="T2">Build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9" draw:id="id9" draw:layer="layout" svg:width="3.2cm" svg:height="1.4cm" svg:x="17.4cm" svg:y="17.6cm">
          <text:p text:style-name="P10"><text:span text:style-name="T2">Preinfusion</text:span></text:p>
          <text:p text:style-name="P10"><text:span text:style-name="T2">Wa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4" draw:layer="layout" svg:x1="16.5cm" svg:y1="11cm" svg:x2="18.3cm" svg:y2="14.4cm">
          <text:p text:style-name="P6"><text:span text:style-name="T5">Dist_vol &amp;&amp;</text:span></text:p>
          <text:p text:style-name="P6"><text:span text:style-name="T5">Preinf. wait &gt; 0</text:span></text:p>
        </draw:line>
        <draw:connector draw:style-name="gr5" draw:text-style-name="P8" draw:layer="layout" draw:type="line" svg:x1="19cm" svg:y1="15.8cm" svg:x2="19cm" svg:y2="17.6cm" draw:start-shape="id8" draw:start-glue-point="2" draw:end-shape="id9" draw:end-glue-point="0" svg:d="M19000 15800v1800" svg:viewBox="0 0 1 1801">
          <text:p/>
        </draw:connector>
        <draw:connector draw:style-name="gr4" draw:text-style-name="P14" draw:layer="layout" draw:type="curve" svg:x1="15.351cm" svg:y1="10.9cm" svg:x2="10.348cm" svg:y2="15.3cm" draw:start-shape="id7" draw:start-glue-point="2" draw:end-shape="id5" draw:end-glue-point="1" svg:d="M15351 10900c0 2934-1667 4400-5003 4400" svg:viewBox="0 0 5004 4401">
          <text:p text:style-name="P6"><text:span text:style-name="T5">Dist_vol</text:span></text:p>
        </draw:connector>
        <draw:connector draw:style-name="gr5" draw:text-style-name="P8" draw:layer="layout" draw:type="curve" svg:x1="15.351cm" svg:y1="10.9cm" svg:x2="10.6cm" svg:y2="17.776cm" draw:start-shape="id7" draw:start-glue-point="2" draw:end-shape="id10" draw:end-glue-point="1" svg:d="M15351 10900c0 4584-1583 6876-4751 6876" svg:viewBox="0 0 4752 6877">
          <text:p/>
        </draw:connector>
        <draw:connector draw:style-name="gr5" draw:text-style-name="P8" draw:layer="layout" draw:type="curve" draw:line-skew="1.525cm" svg:x1="17.4cm" svg:y1="18.3cm" svg:x2="10.348cm" svg:y2="15.3cm" draw:start-shape="id9" draw:start-glue-point="3" draw:end-shape="id5" draw:end-glue-point="1" svg:d="M17400 18300c-3000 0 526-3000-7052-3000" svg:viewBox="0 0 7053 3001">
          <text:p/>
        </draw:connector>
        <draw:line draw:style-name="gr5" draw:text-style-name="P8" draw:layer="layout" svg:x1="19.9cm" svg:y1="14.4cm" svg:x2="17cm" svg:y2="10.9cm">
          <text:p/>
        </draw:line>
        <draw:frame draw:style-name="gr23" draw:text-style-name="P15" draw:layer="layout" svg:width="3.5cm" svg:height="1.916cm" draw:transform="rotate (-0.879296877154743) translate (19.568cm 11.1cm)">
          <draw:text-box>
            <text:p><text:span text:style-name="T5">!Dist_vol</text:span></text:p>
            <text:p><text:span text:style-name="T5">|| standby</text:span></text:p>
          </draw:text-box>
        </draw:frame>
        <draw:frame draw:style-name="gr24" draw:text-style-name="P18" draw:layer="layout" svg:width="2.5cm" svg:height="1cm" svg:x="14.6cm" svg:y="16.8cm">
          <draw:text-box>
            <text:p text:style-name="P17"><text:span text:style-name="T5">Dist_vol</text:span></text:p>
          </draw:text-box>
        </draw:frame>
        <draw:frame draw:style-name="gr25" draw:text-style-name="P18" draw:layer="layout" svg:width="2.7cm" svg:height="1.361cm" svg:x="12.1cm" svg:y="16.3cm">
          <draw:text-box>
            <text:p text:style-name="P17"><text:span text:style-name="T5">Dist_man</text:span></text:p>
          </draw:text-box>
        </draw:frame>
        <draw:frame draw:style-name="gr23" draw:text-style-name="P15" draw:layer="layout" svg:width="3.7cm" svg:height="1.916cm" svg:x="18.9cm" svg:y="15.8cm">
          <draw:text-box>
            <text:p><text:span text:style-name="T5">Preinfusion buildup time reached</text:span></text:p>
          </draw:text-box>
        </draw:frame>
        <draw:path draw:style-name="gr26" draw:text-style-name="P8" draw:layer="layout" svg:width="3.346cm" svg:height="4.749cm" draw:transform="rotate (0.322885911618951) translate (19.2917856679079cm 14.2648341231456cm)" svg:viewBox="0 0 3347 4750" svg:d="M0 4589c372-6 736 88 1103 134 359 45 737 44 1086-78 389-137 686-451 857-803 140-284 214-597 275-908 63-325 2-656-87-971-102-359-286-726-644-893-271-126-533-278-820-363-279-82-559-191-786-380l-238-168-255-115-132-44">
          <text:p/>
        </draw:path>
        <draw:path draw:style-name="gr26" draw:text-style-name="P8" draw:layer="layout" svg:width="17.242cm" svg:height="16.439cm" draw:transform="rotate (-1.5707963267949) translate (19.145321158373cm 4.29730358193988cm)" svg:viewBox="0 0 17243 16440" svg:d="M14767 16c388-58 830 35 1088 335 373 433 567 990 754 1535 128 374 149 742 251 1116 107 391 169 794 195 1201 21 327 50 655 112 977 65 341 30 686 56 1032 34 454 18 913 0 1368-14 355-68 708-112 1061-49 389-83 789-251 1144-231 488-568 930-977 1284-418 362-807 761-1172 1172-368 413-761 803-1173 1173-414 373-812 768-1283 1060-460 285-863 646-1368 866-442 193-889 369-1340 530-512 184-1042 346-1591 363-423 13-833 88-1256 139-462 56-914 30-1368 56-381 22-764 7-1144 0-373-7-745 16-1117-56-331-64-639-191-949-307-424-157-663-574-809-977-138-382-169-778-279-1172-105-377-106-780-112-1172-8-444-90-871-139-1312-48-432-139-858-224-1284-74-364-136-733-251-1089-95-291-164-591-223-893-54-275-91-555-84-837 6-305 0-614 0-921v-307-84">
          <text:p/>
        </draw:path>
        <draw:line draw:style-name="gr5" draw:text-style-name="P8" draw:layer="layout" svg:x1="7.4cm" svg:y1="18cm" svg:x2="5.6cm" svg:y2="17.8cm">
          <text:p/>
        </draw:line>
        <draw:line draw:style-name="gr5" draw:text-style-name="P8" draw:layer="layout" svg:x1="17.7cm" svg:y1="15.9cm" svg:x2="16.9cm" svg:y2="21.1cm">
          <text:p/>
        </draw:line>
        <draw:custom-shape draw:style-name="gr27" draw:text-style-name="P20" xml:id="id13" draw:id="id13" draw:layer="layout" svg:width="24.6cm" svg:height="19.2cm" svg:x="2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10.6cm" svg:y1="17.2cm" svg:x2="13.7cm" svg:y2="10.9cm">
          <text:p/>
        </draw:line>
        <draw:frame draw:style-name="gr28" draw:text-style-name="P18" draw:layer="layout" svg:width="3.252cm" svg:height="1.916cm" svg:x="11.7cm" svg:y="11.684cm">
          <draw:text-box>
            <text:p text:style-name="P17"><text:span text:style-name="T5">!Dist_man ||</text:span></text:p>
            <text:p text:style-name="P17"><text:span text:style-name="T5">standby</text:span></text:p>
          </draw:text-box>
        </draw:frame>
        <draw:custom-shape draw:style-name="gr14" draw:text-style-name="P11" xml:id="id11" draw:id="id11" draw:layer="layout" svg:width="3.3cm" svg:height="1.447cm" svg:x="22.3cm" svg:y="23.7cm">
          <text:p text:style-name="P10"><text:span text:style-name="T2">Cleaning</text:span></text:p>
          <text:p text:style-name="P10"><text:span text:style-name="T2">Build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12" draw:id="id12" draw:layer="layout" svg:width="3.3cm" svg:height="1.447cm" svg:x="22.3cm" svg:y="26.7cm">
          <text:p text:style-name="P10"><text:span text:style-name="T2">Cleaning</text:span></text:p>
          <text:p text:style-name="P10"><text:span text:style-name="T2">Flush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8" draw:layer="layout" svg:x1="17.2cm" svg:y1="10.8cm" svg:x2="24.6cm" svg:y2="12.9cm">
          <text:p/>
        </draw:line>
        <draw:line draw:style-name="gr5" draw:text-style-name="P8" draw:layer="layout" svg:x1="24.7cm" svg:y1="13cm" svg:x2="24.5cm" svg:y2="23.6cm">
          <text:p/>
        </draw:line>
        <draw:connector draw:style-name="gr5" draw:text-style-name="P8" draw:layer="layout" svg:x1="23.95cm" svg:y1="25.147cm" svg:x2="23.95cm" svg:y2="26.7cm" draw:start-shape="id11" draw:start-glue-point="2" draw:end-shape="id12" draw:end-glue-point="0" svg:d="M23950 25147v1553" svg:viewBox="0 0 1 1554">
          <text:p/>
        </draw:connector>
        <draw:connector draw:style-name="gr5" draw:text-style-name="P8" draw:layer="layout" draw:line-skew="-2.599cm" svg:x1="22.3cm" svg:y1="27.423cm" svg:x2="22.3cm" svg:y2="24.423cm" draw:start-shape="id12" draw:start-glue-point="3" draw:end-shape="id11" draw:end-glue-point="3" svg:d="M22300 27423h-3100v-3000h3100" svg:viewBox="0 0 3101 3001">
          <text:p/>
        </draw:connector>
        <draw:connector draw:style-name="gr5" draw:text-style-name="P8" draw:layer="layout" draw:line-skew="0.852cm" svg:x1="23.95cm" svg:y1="28.147cm" svg:x2="14.3cm" svg:y2="21.9cm" draw:start-shape="id12" draw:start-glue-point="2" draw:end-shape="id13" draw:end-glue-point="2" svg:d="M23950 28147v1353h-9650v-7600" svg:viewBox="0 0 9651 7601">
          <text:p/>
        </draw:connector>
        <draw:connector draw:style-name="gr5" draw:text-style-name="P21" draw:layer="layout" svg:x1="25.6cm" svg:y1="24.423cm" svg:x2="23.967cm" svg:y2="29.512cm" draw:start-shape="id11" draw:start-glue-point="1" svg:d="M25600 24423h502v5089h-2135" svg:viewBox="0 0 2136 5090">
          <text:p/>
        </draw:connector>
        <draw:frame draw:style-name="gr29" draw:text-style-name="P15" draw:layer="layout" svg:width="4.5cm" svg:height="3.026cm" svg:x="15.5cm" svg:y="24.8cm">
          <draw:text-box>
            <text:p><text:span text:style-name="T5">Waiting time reached &amp;&amp; !number cycles reached</text:span></text:p>
          </draw:text-box>
        </draw:frame>
        <draw:frame draw:style-name="gr30" draw:text-style-name="P15" draw:layer="layout" svg:width="3.7cm" svg:height="1.361cm" svg:x="24.8cm" svg:y="17.4cm">
          <draw:text-box>
            <text:p><text:span text:style-name="T5">Button 2 long press</text:span></text:p>
          </draw:text-box>
        </draw:frame>
        <draw:frame draw:style-name="gr23" draw:text-style-name="P15" draw:layer="layout" svg:width="3.7cm" svg:height="1.916cm" svg:x="26.2cm" svg:y="25.3cm">
          <draw:text-box>
            <text:p><text:span text:style-name="T5">Button 2 short press || Button 2 long press</text:span></text:p>
          </draw:text-box>
        </draw:frame>
        <draw:frame draw:style-name="gr31" draw:text-style-name="P15" draw:layer="layout" svg:width="8.3cm" svg:height="2.1cm" svg:x="15cm" svg:y="29.8cm">
          <draw:text-box>
            <text:p><text:span text:style-name="T5">Button 2 short press || Button 2 long press || (number cycles reached &amp;&amp; flushing time reached)</text:span></text:p>
          </draw:text-box>
        </draw:frame>
        <draw:frame draw:style-name="gr30" draw:text-style-name="P15" draw:layer="layout" svg:width="3.7cm" svg:height="1.361cm" svg:x="21.8cm" svg:y="25.2cm">
          <draw:text-box>
            <text:p><text:span text:style-name="T5">Pumping time reached</text:span></text:p>
          </draw:text-box>
        </draw:frame>
        <draw:line draw:style-name="gr5" draw:text-style-name="P8" draw:layer="layout" svg:x1="23cm" svg:y1="23.9cm" svg:x2="16.4cm" svg:y2="21.3cm">
          <text:p/>
        </draw:line>
        <draw:line draw:style-name="gr5" draw:text-style-name="P8" draw:layer="layout" svg:x1="22.5cm" svg:y1="27.4cm" svg:x2="14.4cm" svg:y2="21.3cm">
          <text:p/>
        </draw:line>
      </draw:page>
      <draw:page draw:name="page3" draw:style-name="dp1" draw:master-page-name="Default">
        <draw:frame draw:style-name="gr32" draw:text-style-name="P1" draw:layer="layout" svg:width="7.2cm" svg:height="1.7cm" svg:x="2.8cm" svg:y="2.4cm">
          <draw:text-box>
            <text:p>Machine Status</text:p>
          </draw:text-box>
        </draw:frame>
        <draw:custom-shape draw:style-name="gr10" draw:text-style-name="P13" xml:id="id14" draw:id="id14" draw:layer="layout" svg:width="3.593cm" svg:height="1.747cm" svg:x="6.5cm" svg:y="6.953cm">
          <text:p text:style-name="P12"><text:span text:style-name="T4">Ru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3" xml:id="id15" draw:id="id15" draw:layer="layout" svg:width="3.593cm" svg:height="1.747cm" svg:x="14.807cm" svg:y="6.9cm">
          <text:p text:style-name="P22"><text:span text:style-name="T6">Standb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5cm" svg:y1="7.9cm" svg:x2="6.5cm" svg:y2="7.9cm">
          <text:p/>
        </draw:line>
        <draw:connector draw:style-name="gr4" draw:text-style-name="P14" draw:layer="layout" draw:type="curve" draw:line-skew="-0.634cm" svg:x1="8.296cm" svg:y1="6.953cm" svg:x2="16.603cm" svg:y2="6.9cm" draw:start-shape="id14" draw:start-glue-point="0" draw:end-shape="id15" draw:end-glue-point="0" svg:d="M8296 6953c0-1783 8307-1757 8307-53" svg:viewBox="0 0 8308 1335">
          <text:p text:style-name="P6"><text:span text:style-name="T5">Standby pressed ||</text:span></text:p>
          <text:p text:style-name="P6"><text:span text:style-name="T5">No input to standby time reached</text:span></text:p>
        </draw:connector>
        <draw:connector draw:style-name="gr15" draw:text-style-name="P14" draw:layer="layout" draw:type="curve" draw:line-skew="0.736cm" svg:x1="16.603cm" svg:y1="8.647cm" svg:x2="8.296cm" svg:y2="8.7cm" draw:start-shape="id15" draw:start-glue-point="2" draw:end-shape="id14" draw:end-glue-point="2" svg:d="M16603 8647c0 1935-8307 1908-8307 53" svg:viewBox="0 0 8308 1449">
          <text:p text:style-name="P6"><text:span text:style-name="T5">Any button pressed ||</text:span></text:p>
          <text:p text:style-name="P6"><text:span text:style-name="T5">Wakeup time reached</text:span></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21:31:06.997186583</meta:creation-date>
    <dc:date>2020-11-15T22:51:57.985525483</dc:date>
    <meta:editing-duration>PT1H57M31S</meta:editing-duration>
    <meta:editing-cycles>21</meta:editing-cycles>
    <meta:generator>LibreOffice/6.4.6.2$Linux_X86_64 LibreOffice_project/40$Build-2</meta:generator>
    <meta:document-statistic meta:object-count="78"/>
  </office:meta>
</office:document-meta>
</file>